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FileName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ileName.get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ileName.appendCredentials( StringBuffer buffer , boolean addPasswor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GenericFileName.createName( String absPath ,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FileName.appendRootUri( final StringBuffer buffer , boolean add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enericFileName.getHo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ileName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ileName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ileName.GenericFileName( final String scheme , final String hostName , final int port , final int defaultPort , final String userName , final String password , final String path , final File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